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3" style:family="table">
      <style:table-properties style:width="3.5625in" fo:margin-left="1.7333in" table:align="left" style:writing-mode="lr-tb"/>
    </style:style>
    <style:style style:name="Tabela3.A" style:family="table-column">
      <style:table-column-properties style:column-width="3.5625in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0060f0" fo:padding="0.0104in" fo:border="none" style:writing-mode="lr-tb">
        <style:background-image/>
      </style:table-cell-properties>
    </style:style>
    <style:style style:name="P1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" style:font-size-asian="10pt" style:language-asian="pt" style:country-asian="BR" style:font-name-complex="Courier New" style:font-size-complex="10pt"/>
    </style:style>
    <style:style style:name="P2" style:family="paragraph" style:parent-style-name="Standard">
      <style:paragraph-properties fo:margin-top="0.1945in" fo:margin-bottom="0.1945in" style:contextual-spacing="false" fo:line-height="100%"/>
      <style:text-properties fo:color="#0070e8" style:font-name="Times New Roman" fo:font-size="18pt" fo:font-weight="bold" style:font-name-asian="Times New Roman" style:font-size-asian="18pt" style:language-asian="pt" style:country-asian="BR" style:font-weight-asian="bold" style:font-size-complex="18pt" style:font-weight-complex="bold"/>
    </style:style>
    <style:style style:name="P3" style:family="paragraph" style:parent-style-name="Standard">
      <style:paragraph-properties fo:break-before="page"/>
      <style:text-properties officeooo:rsid="00168dc2" officeooo:paragraph-rsid="00168dc2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 style:snap-to-layout-grid="false"/>
      <style:text-properties fo:color="#c0ffff" style:font-name="Times New Roman" fo:font-size="18pt" fo:font-weight="bold" style:font-name-asian="Times New Roman" style:font-size-asian="18pt" style:language-asian="pt" style:country-asian="BR" style:font-weight-asian="bold" style:font-size-complex="18pt" style:font-weight-complex="bold"/>
    </style:style>
    <style:style style:name="P5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officeooo:rsid="001a3d0d" officeooo:paragraph-rsid="001a3d0d" style:font-name-asian="Times New Roman" style:font-size-asian="10pt" style:language-asian="pt" style:country-asian="BR" style:font-name-complex="Courier New" style:font-size-complex="10pt"/>
    </style:style>
    <style:style style:name="P6" style:family="paragraph" style:parent-style-name="Standard">
      <style:paragraph-properties fo:margin-top="0.1902in" fo:margin-bottom="0.1902in" style:contextual-spacing="true" fo:line-height="100%" fo:text-align="justify" style:justify-single-word="false"/>
      <style:text-properties fo:color="#000000" fo:font-weight="normal" officeooo:paragraph-rsid="001a3d0d" style:font-weight-asian="normal" style:font-weight-complex="normal"/>
    </style:style>
    <style:style style:name="P7" style:family="paragraph" style:parent-style-name="Standard">
      <style:paragraph-properties fo:margin-top="0.1902in" fo:margin-bottom="0.1902in" style:contextual-spacing="true" fo:line-height="100%" fo:text-align="justify" style:justify-single-word="false"/>
      <style:text-properties fo:color="#000000" fo:font-weight="normal" officeooo:rsid="001a3d0d" officeooo:paragraph-rsid="001a3d0d" style:font-weight-asian="normal" style:font-weight-complex="normal"/>
    </style:style>
    <style:style style:name="P8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style:font-name="Times New Roman" fo:font-size="12pt" officeooo:paragraph-rsid="00168dc2" style:font-name-asian="Times New Roman" style:font-size-asian="12pt" style:language-asian="pt" style:country-asian="BR" style:font-size-complex="12pt"/>
    </style:style>
    <style:style style:name="P9" style:family="paragraph" style:parent-style-name="Standard">
      <style:paragraph-properties fo:margin-top="0in" fo:margin-bottom="0in" style:contextual-spacing="true" fo:line-height="100%" fo:text-align="center" style:justify-single-word="false"/>
      <style:text-properties style:font-name="Times New Roman" fo:font-size="12pt" officeooo:paragraph-rsid="00168dc2" style:font-name-asian="Times New Roman" style:font-size-asian="12pt" style:language-asian="pt" style:country-asian="BR" style:font-size-complex="12pt"/>
    </style:style>
    <style:style style:name="P10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officeooo:paragraph-rsid="00168dc2"/>
    </style:style>
    <style:style style:name="P11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officeooo:paragraph-rsid="001a3d0d"/>
    </style:style>
    <style:style style:name="P12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fo:color="#000000" fo:font-weight="normal" officeooo:paragraph-rsid="001a3d0d" style:font-weight-asian="normal" style:font-weight-complex="normal"/>
    </style:style>
    <style:style style:name="T1" style:family="text">
      <style:text-properties style:font-name="Times New Roman" fo:font-size="12pt" style:font-name-asian="Times New Roman" style:font-size-asian="12pt" style:language-asian="pt" style:country-asian="BR" style:font-size-complex="12pt"/>
    </style:style>
    <style:style style:name="T2" style:family="text">
      <style:text-properties style:font-name="Times New Roman" fo:font-size="12pt" officeooo:rsid="00168dc2" style:font-name-asian="Times New Roman" style:font-size-asian="12pt" style:language-asian="pt" style:country-asian="BR" style:font-size-complex="12pt"/>
    </style:style>
    <style:style style:name="T3" style:family="text">
      <style:text-properties style:font-name="Times New Roman" fo:font-size="12pt" officeooo:rsid="001a3d0d" style:font-name-asian="Times New Roman" style:font-size-asian="12pt" style:language-asian="pt" style:country-asian="BR" style:font-size-complex="12pt"/>
    </style:style>
    <style:style style:name="T4" style:family="text">
      <style:text-properties officeooo:rsid="00168dc2"/>
    </style:style>
    <style:style style:name="T5" style:family="text">
      <style:text-properties fo:font-style="italic" officeooo:rsid="00168dc2" style:font-style-asian="italic" style:font-style-complex="italic"/>
    </style:style>
    <style:style style:name="T6" style:family="text">
      <style:text-properties fo:font-style="normal" officeooo:rsid="00168dc2" style:font-style-asian="normal" style:font-style-complex="normal"/>
    </style:style>
    <style:style style:name="T7" style:family="text">
      <style:text-properties fo:color="#0070e8" style:font-name="Times New Roman" fo:font-size="18pt" fo:font-weight="bold" style:font-name-asian="Times New Roman" style:font-size-asian="18pt" style:language-asian="pt" style:country-asian="BR" style:font-weight-asian="bold" style:font-size-complex="18pt" style:font-weight-complex="bold"/>
    </style:style>
    <style:style style:name="T8" style:family="text">
      <style:text-properties fo:color="#0070e8" style:font-name="Times New Roman" fo:font-size="18pt" fo:font-weight="bold" officeooo:rsid="001a3d0d" style:font-name-asian="Times New Roman" style:font-size-asian="18pt" style:language-asian="pt" style:country-asian="BR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4">1<text:span text:style-name="T4">640</text:span>. <text:span text:style-name="T4">O Problema da Contagem</text:span></text:p>
          </table:table-cell>
        </table:table-row>
      </table:table>
      <text:p text:style-name="P8"/>
      <text:p text:style-name="P8"><text:span text:style-name="T4">Dado dois inteiros </text:span><text:span text:style-name="T5">a </text:span><text:span text:style-name="T6">e </text:span><text:span text:style-name="T5">b</text:span><text:span text:style-name="T6">, nós escrevemos os números entre </text:span><text:span text:style-name="T5">a </text:span><text:span text:style-name="T6">e </text:span><text:span text:style-name="T5">b</text:span><text:span text:style-name="T6">, intervalo fechado, em uma lista. Sua tarefa é calcular o número de ocorrência de cada dígito. Por exemplo, se </text:span><text:span text:style-name="T5">a</text:span><text:span text:style-name="T6"> = 1024 e </text:span><text:span text:style-name="T5">b </text:span><text:span text:style-name="T6">= 1032, a lista irá ser</text:span></text:p>
      <text:p text:style-name="P9"><text:span text:style-name="T6">1024 1025 1026 1027 1028 1029 1030 1031 1032</text:span></text:p>
      <text:p text:style-name="P8"><text:span text:style-name="T6">há dez 0's na lista, dez 1's, sete 2's, três 3's, e etc.</text:span></text:p>
      <text:p text:style-name="P8"/>
      <text:p text:style-name="P10"><text:span text:style-name="T7">Entrada</text:span></text:p>
      <text:p text:style-name="P10"/>
      <text:p text:style-name="P10"><text:span text:style-name="T1">A entrada </text:span><text:span text:style-name="T2">consiste de no máximo 500 linhas. Cada linha contem dois números a e b onde 0 &lt; a, b &lt; 100000000. A entrada é terminada por uma linha ‘0 0’, que não é considerada como parte da entrada.</text:span></text:p>
      <text:p text:style-name="P10"><text:span text:style-name="T2"/></text:p>
      <text:p text:style-name="P11"><text:span text:style-name="T8">Saída</text:span></text:p>
      <text:p text:style-name="P12"/>
      <text:p text:style-name="P12"><text:span text:style-name="T3">Para cada par de entrada, exibe-se uma linha contendo dez números separados por um único espaço. </text:span><text:span text:style-name="T2"><text:s/></text:span><text:span text:style-name="T3">O primeiro número é o número de ocorrências do dígito 0, o segundo é o número de ocorrências do dígito 1, etc;</text:span></text:p>
      <text:p text:style-name="P6"/>
      <text:p text:style-name="P6"><text:span text:style-name="T7">Exemplo de Entrada</text:span></text:p>
      <text:p text:style-name="P5">1 10</text:p>
      <text:p text:style-name="P5">44 497</text:p>
      <text:p text:style-name="P5">346 542</text:p>
      <text:p text:style-name="P5">1199 1748</text:p>
      <text:p text:style-name="P5">1496 1403</text:p>
      <text:p text:style-name="P5">1004 503</text:p>
      <text:p text:style-name="P5">1714 190</text:p>
      <text:p text:style-name="P5">1317 854</text:p>
      <text:p text:style-name="P5">1976 494</text:p>
      <text:p text:style-name="P5">1001 1960</text:p>
      <text:p text:style-name="P5">0 0</text:p>
      <text:p text:style-name="P2">Exemplo de Saída</text:p>
      <text:p text:style-name="P5">1 2 1 1 1 1 1 1 1 1</text:p>
      <text:p text:style-name="P5">85 185 185 185 190 96 96 96 95 93</text:p>
      <text:p text:style-name="P5">40 40 40 93 136 82 40 40 40 40</text:p>
      <text:p text:style-name="P5">115 666 215 215 214 205 205 154 105 106</text:p>
      <text:p text:style-name="P5">16 113 19 20 114 20 20 19 19 16</text:p>
      <text:p text:style-name="P5">107 105 100 101 101 197 200 200 200 200</text:p>
      <text:p text:style-name="P5">413 1133 503 503 503 502 502 417 402 412</text:p>
      <text:p text:style-name="P5">196 512 186 104 87 93 97 97 142 196</text:p>
      <text:p text:style-name="P5">398 1375 398 398 405 499 499 495 488 471</text:p>
      <text:p text:style-name="P5">294 1256 296 296 296 296 287 286 286 247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Digiampietri</meta:initial-creator>
    <meta:creation-date>2010-08-09T09:09:11.14</meta:creation-date>
    <dc:date>2016-04-10T21:36:16.624831812</dc:date>
    <dc:creator>Luis Silva</dc:creator>
    <meta:editing-duration>PT5M35S</meta:editing-duration>
    <meta:editing-cycles>3</meta:editing-cycles>
    <meta:generator>LibreOffice/4.2.8.2$Linux_X86_64 LibreOffice_project/420m0$Build-2</meta:generator>
    <meta:document-statistic meta:table-count="1" meta:image-count="0" meta:object-count="0" meta:page-count="1" meta:paragraph-count="31" meta:word-count="279" meta:character-count="1232" meta:non-whitespace-character-count="964"/>
  </office:meta>
</office:document-meta>
</file>